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5000001428396F8C4E6B9D78C.png" manifest:media-type="image/png"/>
  <manifest:file-entry manifest:full-path="Pictures/100094B00000479D000029FDE803D56FA6F53F26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32cm" svg:height="10.748cm" svg:x="0cm" svg:y="0cm">
          <draw:image xlink:href="Pictures/100094B00000479D000029FDE803D56FA6F53F26.emf" xlink:type="simple" xlink:show="embed" xlink:actuate="onLoad" draw:mime-type="image/x-emf">
            <text:p/>
          </draw:image>
          <draw:image xlink:href="Pictures/1000000100000225000001428396F8C4E6B9D78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32cm" fo:page-height="10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6:40.321406039</dc:date>
    <meta:editing-duration>PT4M14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